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f0a8"/>
    </style:style>
    <style:style style:name="T1" style:family="text">
      <style:text-properties officeooo:rsid="0011f0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ssword: mongodb+srv://joankii:topmongodb@cluster0.ytneh.mongodb.net/myFirstDatabase?retryWrites=true&amp;w=major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113" meta:non-whitespace-character-count="112"/>
  </office:meta>
</office:document-meta>
</file>